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a99c4" style:font-size-asian="16pt" style:font-size-complex="16pt"/>
    </style:style>
    <style:style style:name="P2" style:family="paragraph" style:parent-style-name="Text_20_body">
      <style:text-properties officeooo:rsid="0008f0b2" officeooo:paragraph-rsid="003a99c4"/>
    </style:style>
    <style:style style:name="P3" style:family="paragraph" style:parent-style-name="Heading_20_1" style:master-page-name="Right_20_Page">
      <style:paragraph-properties style:page-number="auto"/>
      <style:text-properties officeooo:rsid="004115b8" officeooo:paragraph-rsid="004115b8"/>
    </style:style>
    <style:style style:name="P4" style:family="paragraph" style:parent-style-name="Heading_20_3">
      <style:text-properties officeooo:paragraph-rsid="003a99c4"/>
    </style:style>
    <style:style style:name="P5" style:family="paragraph" style:parent-style-name="Heading_20_3">
      <style:paragraph-properties fo:break-before="page"/>
      <style:text-properties officeooo:rsid="004115b8" officeooo:paragraph-rsid="004115b8"/>
    </style:style>
    <style:style style:name="P6" style:family="paragraph" style:parent-style-name="Heading_20_3">
      <style:paragraph-properties fo:margin-top="0.25cm" fo:margin-bottom="0.101cm" loext:contextual-spacing="false"/>
      <style:text-properties officeooo:paragraph-rsid="003a99c4"/>
    </style:style>
    <style:style style:name="P7" style:family="paragraph" style:parent-style-name="Text_20_body">
      <style:text-properties officeooo:rsid="004115b8" officeooo:paragraph-rsid="004115b8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4115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Leaving On A Jet Plane</text:h>
      <text:h text:style-name="Heading_20_2" text:outline-level="2">(<text:span text:style-name="T2">John Denver</text:span>)</text:h>
      <text:p text:style-name="Text_20_body">Time Signature: <text:span text:style-name="T2">2/2</text:span></text:p>
      <text:p text:style-name="Text_20_body">Chords: Am, C, <text:span text:style-name="T2">D7, G</text:span></text:p>
      <text:p text:style-name="Text_20_body">Tempo: 1<text:span text:style-name="T2">0</text:span>0 - 1<text:span text:style-name="T2">2</text:span>0 BPM</text:p>
      <text:p text:style-name="P1"/>
      <text:h text:style-name="P5" text:outline-level="3">[INTRO]</text:h>
      <text:p text:style-name="P7">C G G C Am D7 D7</text:p>
      <text:p text:style-name="P7">C G G C Am D7 D7</text:p>
      <text:h text:style-name="Heading_20_3" text:outline-level="3">[VERSE 1]</text:h>
      <text:p text:style-name="P7"><text:s text:c="7"/>G <text:s text:c="18"/>C</text:p>
      <text:p text:style-name="P7">All my bags are packed I'm ready to go.</text:p>
      <text:p text:style-name="P7"><text:s text:c="4"/>G <text:s text:c="16"/>C</text:p>
      <text:p text:style-name="P7">I'm standing here out side your door.</text:p>
      <text:p text:style-name="P7"><text:s text:c="2"/>G <text:s text:c="15"/>Am <text:s text:c="14"/>D7 <text:s text:c="6"/></text:p>
      <text:p text:style-name="P7">I hate to wake you up to <text:s/>say good bye.</text:p>
      <text:p text:style-name="P7"><text:s text:c="8"/>G <text:s text:c="18"/>C</text:p>
      <text:p text:style-name="P7">But the dawn is breaking it early morn.</text:p>
      <text:p text:style-name="P7"><text:s text:c="4"/>G <text:s text:c="19"/>C <text:s text:c="19"/></text:p>
      <text:p text:style-name="P7">The taxi's waiting, he's blowing his horn.</text:p>
      <text:p text:style-name="P7"><text:s/>G <text:s text:c="13"/>Am <text:s text:c="14"/>D7</text:p>
      <text:p text:style-name="P7">Already I'm so lonesome I could die.</text:p>
      <text:h text:style-name="Heading_20_3" text:outline-level="3">[CHORUS]</text:h>
      <text:p text:style-name="P7"><text:s text:c="3"/>G <text:s text:c="10"/>C <text:s text:c="12"/></text:p>
      <text:p text:style-name="P7">So kiss me and smile for me.</text:p>
      <text:p text:style-name="P7"><text:s/>G <text:s text:c="17"/>C</text:p>
      <text:p text:style-name="P7">Tell me that you'll wait for me.</text:p>
      <text:p text:style-name="P7">G <text:s text:c="18"/>Am <text:s text:c="11"/>D7 <text:s text:c="2"/></text:p>
      <text:p text:style-name="P7">Hold me like you'll never let me go.</text:p>
      <text:p text:style-name="P7"><text:s text:c="10"/>G <text:s text:c="6"/>C <text:s text:c="15"/>G <text:s text:c="2"/></text:p>
      <text:p text:style-name="P7">Cause I'm leaving on a jet plane. </text:p>
      <text:p text:style-name="P7"><text:s text:c="16"/>C <text:s text:c="18"/>G</text:p>
      <text:p text:style-name="P7">Don't know when I'll be back again. </text:p>
      <text:p text:style-name="P7"><text:s text:c="4"/>Am <text:s text:c="13"/>D7</text:p>
      <text:p text:style-name="P7">Oh, babe <text:s/>I hate to go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3" text:outline-level="3"><text:soft-page-break/>[VERSE 2]</text:h>
      <text:p text:style-name="P7"><text:s text:c="11"/>G <text:s text:c="14"/>C <text:s text:c="14"/></text:p>
      <text:p text:style-name="P7">There's so many times I've let you down.</text:p>
      <text:p text:style-name="P7"><text:s text:c="3"/>G <text:s text:c="13"/>C <text:s/></text:p>
      <text:p text:style-name="P7">So many time I've played around.</text:p>
      <text:p text:style-name="P7"><text:s text:c="2"/>G <text:s text:c="11"/>C <text:s text:c="16"/>D7</text:p>
      <text:p text:style-name="P7">I tell you now they don't mean a thing.</text:p>
      <text:p text:style-name="P7"><text:s text:c="6"/>G <text:s text:c="14"/>C</text:p>
      <text:p text:style-name="P7">Every place I go I'll think of you.</text:p>
      <text:p text:style-name="P7"><text:s text:c="6"/>G <text:s text:c="15"/>C</text:p>
      <text:p text:style-name="P7">Ev'ry song I sing I'll sing for you.</text:p>
      <text:p text:style-name="P7"><text:s text:c="5"/>G <text:s text:c="15"/>C <text:s text:c="16"/>D7</text:p>
      <text:p text:style-name="P7">When I come back I'll have your wedding ring.</text:p>
      <text:h text:style-name="Heading_20_3" text:outline-level="3">[VERSE 3]</text:h>
      <text:p text:style-name="P7">C <text:s text:c="11"/>G</text:p>
      <text:p text:style-name="P7">Now the time come to leave you.</text:p>
      <text:p text:style-name="P7">G <text:s text:c="12"/>C <text:s text:c="3"/></text:p>
      <text:p text:style-name="P7">One more time let me kiss you.</text:p>
      <text:p text:style-name="P7"><text:s text:c="5"/>G <text:s text:c="14"/>C <text:s text:c="12"/>D7 <text:s text:c="7"/></text:p>
      <text:p text:style-name="P7">Then close your eyes I'll be on my way.</text:p>
      <text:p text:style-name="P7">G <text:s text:c="14"/>C</text:p>
      <text:p text:style-name="P7">Dream about the days to come.</text:p>
      <text:p text:style-name="P7"><text:s text:c="5"/>G <text:s text:c="14"/>C</text:p>
      <text:p text:style-name="P7">When I won't have to leave alone.</text:p>
      <text:p text:style-name="P7"><text:s/>G <text:s text:c="13"/>C <text:s text:c="14"/>D7 <text:s text:c="9"/></text:p>
      <text:p text:style-name="P7">About the times I won't have to say...</text:p>
      <text:h text:style-name="Heading_20_3" text:outline-level="3">[CHORUS]</text:h>
      <text:p text:style-name="P7"><text:s text:c="4"/>G <text:s text:c="6"/>C <text:s text:c="14"/>G <text:s text:c="7"/></text:p>
      <text:p text:style-name="P7">I'm leaving on a jet plane.</text:p>
      <text:p text:style-name="P7"><text:s text:c="16"/>C <text:s text:c="18"/>G <text:s text:c="10"/></text:p>
      <text:p text:style-name="P7">Don't know when I'll be back again. </text:p>
      <text:p text:style-name="P7"><text:s text:c="4"/>C <text:s text:c="13"/>D7 <text:s text:c="3"/>G <text:s text:c="5"/></text:p>
      <text:p text:style-name="P7">Oh, babe, I hate to g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2M31S</meta:editing-duration>
    <meta:editing-cycles>48</meta:editing-cycles>
    <meta:generator>LibreOffice/5.2.6.2$MacOSX_X86_64 LibreOffice_project/a3100ed2409ebf1c212f5048fbe377c281438fdc</meta:generator>
    <dc:title>Lyrics + Chords</dc:title>
    <dc:date>2017-04-12T15:52:31.124297000</dc:date>
    <meta:print-date>2017-04-03T12:23:29.985893000</meta:print-date>
    <meta:document-statistic meta:table-count="0" meta:image-count="0" meta:object-count="0" meta:page-count="3" meta:paragraph-count="67" meta:word-count="308" meta:character-count="1970" meta:non-whitespace-character-count="97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